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513" officeooo:paragraph-rsid="000ca51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//autor[isbn="84-206-6628-9" and data_nacemento="07/01/1925"]</text:p>
      <text:p text:style-name="P1"/>
      <text:p text:style-name="P1">2.</text:p>
      <text:p text:style-name="P1">//libro[autor[isbn="84-206-6628-9" and data_nacemento="07/01/1925"]]/titulo/text()</text:p>
      <text:p text:style-name="P1"/>
      <text:p text:style-name="P1">3.</text:p>
      <text:p text:style-name="P1">//libro[autor[contains(isbn, "84") and contains(data_nacemento, "1925")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9:02:13.073572229</meta:creation-date>
    <dc:date>2025-01-20T09:03:32.874505154</dc:date>
    <meta:editing-duration>PT1M20S</meta:editing-duration>
    <meta:editing-cycles>1</meta:editing-cycles>
    <meta:document-statistic meta:table-count="0" meta:image-count="0" meta:object-count="0" meta:page-count="1" meta:paragraph-count="6" meta:word-count="14" meta:character-count="222" meta:non-whitespace-character-count="214"/>
    <meta:generator>LibreOffice/7.3.7.2$Linux_X86_64 LibreOffice_project/30$Build-2</meta:generator>
  </office:meta>
</office:document-meta>
</file>